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15cfcf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a2853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1b240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c97ac"/>
    </style:style>
    <style:style style:name="T1" style:family="text">
      <style:text-properties officeooo:rsid="0015cfcf"/>
    </style:style>
    <style:style style:name="T2" style:family="text">
      <style:text-properties officeooo:rsid="0018fce6"/>
    </style:style>
    <style:style style:name="T3" style:family="text">
      <style:text-properties officeooo:rsid="001a2853"/>
    </style:style>
    <style:style style:name="T4" style:family="text">
      <style:text-properties officeooo:rsid="001b2404"/>
    </style:style>
    <style:style style:name="T5" style:family="text">
      <style:text-properties officeooo:rsid="001c97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פרוייקט אוילר( Project Euler )</text:span></text:p>
      <text:p text:style-name="P1"><text:span text:style-name="T1"/></text:p>
      <text:p text:style-name="P1"><text:span text:style-name="T1">* אתר המרכז חידות מתמטיות שלחלקן הגדול מומלץ לעשות שימוש בכתיבת קוד בשפת התכנות החביבה עליכם כדי לפתור אותן.</text:span></text:p>
      <text:p text:style-name="P1"><text:span text:style-name="T1"/></text:p>
      <text:p text:style-name="P1"><text:span text:style-name="T1">* </text:span><text:span text:style-name="T2">החידות ממוספרות ומוצגת כמות האנשים שמצאו להן פתרון נכון.</text:span></text:p>
      <text:p text:style-name="P1"><text:span text:style-name="T2"/></text:p>
      <text:p text:style-name="P2"><text:span text:style-name="T3">ננסה לפתור חידות לדוגמה:</text:span></text:p>
      <text:p text:style-name="P1"><text:span text:style-name="T1"/></text:p>
      <text:p text:style-name="P1"><text:span text:style-name="T1">* </text:span><text:a xlink:type="simple" xlink:href="http://projecteuler.net/problem=1"><text:span text:style-name="T4">http://projecteuler.net/problem=1</text:span></text:a></text:p>
      <text:p text:style-name="P1"><text:span text:style-name="T4"/></text:p>
      <text:p text:style-name="P3"><text:span text:style-name="T4">* </text:span><text:a xlink:type="simple" xlink:href="http://projecteuler.net/problem=3"><text:span text:style-name="T4">http://projecteuler.net/problem=3</text:span></text:a></text:p>
      <text:p text:style-name="P3"><text:span text:style-name="T4"/></text:p>
      <text:p text:style-name="P4"><text:span text:style-name="T4">* </text:span><text:span text:style-name="T5">http://projecteuler.net/problem=48</text:span></text:p>
      <text:p text:style-name="P3"><text:span text:style-name="T4"/></text:p>
      <text:p text:style-name="P4"><text:span text:style-name="T4">* </text:span><text:span text:style-name="T5">http://projecteuler.net/problem=7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23:55:20</meta:creation-date>
    <meta:generator>LibreOffice/3.6$Linux_X86_64 LibreOffice_project/360m1$Build-2</meta:generator>
    <dc:date>2012-09-17T00:02:53</dc:date>
    <meta:editing-duration>PT3M54S</meta:editing-duration>
    <meta:editing-cycles>6</meta:editing-cycles>
    <meta:document-statistic meta:table-count="0" meta:image-count="0" meta:object-count="0" meta:page-count="1" meta:paragraph-count="8" meta:word-count="46" meta:character-count="361" meta:non-whitespace-character-count="323"/>
  </office:meta>
</office:document-meta>
</file>